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10000036393CC95C0.png" manifest:media-type="image/png"/>
  <manifest:file-entry manifest:full-path="Pictures/100047CB000048A80000684CD790A342.svg" manifest:media-type="image/svg+xml"/>
  <manifest:file-entry manifest:full-path="Pictures/10000001000002660000032E519BC681.png" manifest:media-type="image/png"/>
  <manifest:file-entry manifest:full-path="Pictures/1000D06800005FB400007EF4BBC34295.svg" manifest:media-type="image/svg+xml"/>
  <manifest:file-entry manifest:full-path="Pictures/100000010000027A000003156A4B7581.png" manifest:media-type="image/png"/>
  <manifest:file-entry manifest:full-path="Pictures/10005DDA000050140000639C6A18300D.svg" manifest:media-type="image/svg+xml"/>
  <manifest:file-entry manifest:full-path="Pictures/100000010000024E0000034F6D69B7AE.png" manifest:media-type="image/png"/>
  <manifest:file-entry manifest:full-path="Pictures/100000000000078000000438EB8AC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text-properties style:text-position="super 58%" officeooo:rsid="0019093b" officeooo:paragraph-rsid="0019093b"/>
    </style:style>
    <style:style style:name="P5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6" style:family="paragraph" style:parent-style-name="Standard">
      <style:text-properties officeooo:rsid="0019093b" officeooo:paragraph-rsid="001909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540" style:font-weight-asian="bold" style:font-weight-complex="bold"/>
    </style:style>
    <style:style style:name="T3" style:family="text">
      <style:text-properties fo:font-weight="bold" officeooo:rsid="0024f0d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4"><draw:frame draw:style-name="fr1" draw:name="Bild1" text:anchor-type="char" svg:width="17cm" svg:height="9.562cm" draw:z-index="0"><draw:image xlink:href="Pictures/100000000000078000000438EB8ACE26.png" xlink:type="simple" xlink:show="embed" xlink:actuate="onLoad" draw:mime-type="image/png"/></draw:frame></text:p>
      <text:p text:style-name="P1"/>
      <text:p text:style-name="P2"/>
      <text:p text:style-name="P3">Ansicht</text:p>
      <text:p text:style-name="P2"/>
      <text:p text:style-name="P1"><draw:frame draw:style-name="fr1" draw:name="Bild2" text:anchor-type="char" svg:width="17cm" svg:height="21.147cm" draw:z-index="1"><draw:image xlink:href="Pictures/10005DDA000050140000639C6A18300D.svg" xlink:type="simple" xlink:show="embed" xlink:actuate="onLoad" draw:mime-type="image/svg+xml"/><draw:image xlink:href="Pictures/100000010000027A000003156A4B7581.png" xlink:type="simple" xlink:show="embed" xlink:actuate="onLoad" draw:mime-type="image/png"/></draw:frame></text:p>
      <text:p text:style-name="P1"/>
      <text:p text:style-name="P1"/>
      <text:p text:style-name="P3">Seitenansicht</text:p>
      <text:p text:style-name="P2"/>
      <text:p text:style-name="P1"><draw:frame draw:style-name="fr1" draw:name="Bild3" text:anchor-type="char" svg:width="17cm" svg:height="22.55cm" draw:z-index="2"><draw:image xlink:href="Pictures/1000D06800005FB400007EF4BBC34295.svg" xlink:type="simple" xlink:show="embed" xlink:actuate="onLoad" draw:mime-type="image/svg+xml"/><draw:image xlink:href="Pictures/10000001000002660000032E519BC681.png" xlink:type="simple" xlink:show="embed" xlink:actuate="onLoad" draw:mime-type="image/png"/></draw:frame></text:p>
      <text:p text:style-name="P1"/>
      <text:p text:style-name="P1"/>
      <text:p text:style-name="P3">Draufsicht</text:p>
      <text:p text:style-name="P1"><draw:frame draw:style-name="fr1" draw:name="Bild4" text:anchor-type="char" svg:width="17cm" svg:height="24.403cm" draw:z-index="3"><draw:image xlink:href="Pictures/100047CB000048A80000684CD790A342.svg" xlink:type="simple" xlink:show="embed" xlink:actuate="onLoad" draw:mime-type="image/svg+xml"/><draw:image xlink:href="Pictures/100000010000024E0000034F6D69B7AE.png" xlink:type="simple" xlink:show="embed" xlink:actuate="onLoad" draw:mime-type="image/png"/></draw:frame></text:p>
      <text:p text:style-name="P1"><draw:frame draw:style-name="fr1" draw:name="Bild5" text:anchor-type="char" svg:width="17cm" svg:height="10.58cm" draw:z-index="4"><draw:image xlink:href="Pictures/10000001000005710000036393CC95C0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5T07:51:27.599155858</dc:date>
    <meta:editing-duration>PT10H27M43S</meta:editing-duration>
    <meta:editing-cycles>13</meta:editing-cycles>
    <meta:generator>LibreOffice/24.2.3.2$Linux_X86_64 LibreOffice_project/433d9c2ded56988e8a90e6b2e771ee4e6a5ab2ba</meta:generator>
    <meta:print-date>2024-05-23T05:51:04.611224485</meta:print-date>
    <meta:printed-by>PDF-Dateien</meta:printed-by>
    <meta:document-statistic meta:table-count="0" meta:image-count="5" meta:object-count="0" meta:page-count="5" meta:paragraph-count="4" meta:word-count="5" meta:character-count="40" meta:non-whitespace-character-count="39"/>
  </office:meta>
</office:document-meta>
</file>